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oapFaultOutInterceptor.writeSoap11Fault( XMLStreamWriter writer , SoapFault fault , SoapVersion soapVersion )</text:p>
          </table:table-cell>
          <table:table-cell office:value-type="float" office:value="7">
            <text:p text:style-name="Table_20_Contents">7</text:p>
          </table:table-cell>
          <table:table-cell office:value-type="float" office:value="7">
            <text:p text:style-name="Table_20_Contents">7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SoapFaultOutInterceptor.handleMessage( Message messag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SoapFaultOutInterceptor.writeSoap12Fault( XMLStreamWriter writer , SoapFault fault , SoapVersion soapVersion )</text:p>
          </table:table-cell>
          <table:table-cell office:value-type="float" office:value="9">
            <text:p text:style-name="Table_20_Contents">9</text:p>
          </table:table-cell>
          <table:table-cell office:value-type="float" office:value="9">
            <text:p text:style-name="Table_20_Contents">9</text:p>
          </table:table-cell>
          <table:table-cell office:value-type="float" office:value="52">
            <text:p text:style-name="Table_20_Contents">5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